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23.945cm" fo:margin-left="0cm" table:align="left"/>
    </style:style>
    <style:style style:name="Tabla2.A" style:family="table-column">
      <style:table-column-properties style:column-width="2.117cm"/>
    </style:style>
    <style:style style:name="Tabla2.B" style:family="table-column">
      <style:table-column-properties style:column-width="3.307cm"/>
    </style:style>
    <style:style style:name="Tabla2.C" style:family="table-column">
      <style:table-column-properties style:column-width="3.863cm"/>
    </style:style>
    <style:style style:name="Tabla2.D" style:family="table-column">
      <style:table-column-properties style:column-width="3.069cm"/>
    </style:style>
    <style:style style:name="Tabla2.E" style:family="table-column">
      <style:table-column-properties style:column-width="3.651cm"/>
    </style:style>
    <style:style style:name="Tabla2.F" style:family="table-column">
      <style:table-column-properties style:column-width="7.938cm"/>
    </style:style>
    <style:style style:name="Tab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F1" style:family="table-cell">
      <style:table-cell-properties fo:background-color="#999999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 style:contextual-spacing="true" fo:line-height="100%" fo:text-align="center" style:justify-single-word="false"/>
      <style:text-properties fo:font-size="22pt" fo:font-weight="bold" officeooo:rsid="001bd1bb" officeooo:paragraph-rsid="001bd1bb" style:font-size-asian="22pt" style:font-weight-asian="bold" style:font-size-complex="22pt" style:font-weight-complex="bold"/>
    </style:style>
    <style:style style:name="P2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8c908" style:font-size-asian="9.60000038146973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628e4" style:font-size-asian="9.60000038146973pt" style:font-weight-asian="bold" style:font-size-complex="11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4dba4" officeooo:paragraph-rsid="002ac7c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6pt" fo:font-style="italic" style:text-underline-style="solid" style:text-underline-width="auto" style:text-underline-color="font-color" fo:font-weight="normal" officeooo:rsid="0014dba4" officeooo:paragraph-rsid="0014dba4" style:font-size-asian="5.25pt" style:font-style-asian="italic" style:font-weight-asian="normal" style:font-size-complex="6pt" style:font-style-complex="italic" style:font-weight-complex="normal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ffffff" fo:font-weight="bold" officeooo:rsid="001831ff" officeooo:paragraph-rsid="002edad7" fo:background-color="transparent" style:font-weight-asian="bold" style:font-weight-complex="bold"/>
    </style:style>
    <style:style style:name="P9" style:family="paragraph" style:parent-style-name="Table_20_Contents">
      <style:text-properties officeooo:paragraph-rsid="002edad7"/>
    </style:style>
    <style:style style:name="P10" style:family="paragraph" style:parent-style-name="Standard">
      <style:text-properties officeooo:paragraph-rsid="002edad7"/>
    </style:style>
    <style:style style:name="P11" style:family="paragraph" style:parent-style-name="Table_20_Contents">
      <style:paragraph-properties fo:text-align="center" style:justify-single-word="false"/>
      <style:text-properties fo:color="#ffffff" fo:font-weight="bold" officeooo:rsid="001831ff" officeooo:paragraph-rsid="002edad7" fo:background-color="transparent" style:font-weight-asian="bold" style:font-weight-complex="bold"/>
    </style:style>
    <style:style style:name="T1" style:family="text">
      <style:text-properties officeooo:rsid="001bd1bb"/>
    </style:style>
    <style:style style:name="T2" style:family="text">
      <style:text-properties officeooo:rsid="0014dba4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8">#</text:p>
          </table:table-cell>
          <table:table-cell table:style-name="Tabla2.A1" office:value-type="string">
            <text:p text:style-name="P8"><text:text-input text:description="&lt;get_label(o, 'employee_id')&gt;">label for employee_id</text:text-input></text:p>
          </table:table-cell>
          <table:table-cell table:style-name="Tabla2.A1" office:value-type="string">
            <text:p text:style-name="P8"><text:text-input text:description="&lt;get_label(o, 'type_id')&gt;">label for type_id</text:text-input></text:p>
          </table:table-cell>
          <table:table-cell table:style-name="Tabla2.A1" office:value-type="string">
            <text:p text:style-name="P8"><text:text-input text:description="&lt;get_label(o, 'date')&gt;">label for date</text:text-input></text:p>
          </table:table-cell>
          <table:table-cell table:style-name="Tabla2.A1" office:value-type="string">
            <text:p text:style-name="P8"><text:text-input text:description="&lt;get_label(o, 'title')&gt;">label for title</text:text-input></text:p>
          </table:table-cell>
          <table:table-cell table:style-name="Tabla2.F1" office:value-type="string">
            <text:p text:style-name="P8"><text:text-input text:description="&lt;get_label(o, 'description')&gt;">label for description</text:text-input></text:p>
          </table:table-cell>
        </table:table-row>
        <table:table-row>
          <table:table-cell table:style-name="Tabla2.A2" table:number-columns-spanned="6" office:value-type="string">
            <text:p text:style-name="P9"><text:text-input text:description="&lt;for each=&quot;obj in objects&quot;&gt;">start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9"><text:text-input text:description="&lt;obj.sequence&gt;">Sequence</text:text-input></text:p>
          </table:table-cell>
          <table:table-cell table:style-name="Tabla2.B3" office:value-type="string">
            <text:p text:style-name="P9"><text:text-input text:description="&lt;obj.employee_id.name&gt;">Employee</text:text-input></text:p>
          </table:table-cell>
          <table:table-cell table:style-name="Tabla2.C3" office:value-type="string">
            <text:p text:style-name="P9"><text:text-input text:description="&lt;obj.type_id.type&gt;">Type</text:text-input></text:p>
          </table:table-cell>
          <table:table-cell table:style-name="Tabla2.D3" office:value-type="string">
            <text:p text:style-name="P9"><text:text-input text:description="&lt;obj.date&gt;">Date</text:text-input></text:p>
          </table:table-cell>
          <table:table-cell table:style-name="Tabla2.E3" office:value-type="string">
            <text:p text:style-name="P9"><text:text-input text:description="&lt;obj.title&gt;">Title</text:text-input></text:p>
          </table:table-cell>
          <table:table-cell table:style-name="Tabla2.F3" office:value-type="string">
            <text:p text:style-name="P9"><text:text-input text:description="&lt;obj.description&gt;">Description</text:text-input></text:p>
          </table:table-cell>
        </table:table-row>
        <table:table-row>
          <table:table-cell table:style-name="Tabla2.A4" table:number-columns-spanned="6" office:value-type="string">
            <text:p text:style-name="P9"><text:text-input text:description="&lt;/for&gt;">end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true" fo:line-height="100%" fo:text-align="center" style:justify-single-word="false"/>
      <style:text-properties fo:font-size="22pt" fo:font-weight="bold" officeooo:rsid="001bd1bb" officeooo:paragraph-rsid="001bd1bb" style:font-size-asian="22pt" style:font-weight-asian="bold" style:font-size-complex="22pt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8c908" style:font-size-asian="9.60000038146973pt" style:font-weight-asian="bold" style:font-size-complex="11pt" style:font-weight-complex="bold"/>
    </style:style>
    <style:style style:name="MP4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628e4" style:font-size-asian="9.60000038146973pt" style:font-weight-asian="bold" style:font-size-complex="11pt" style:font-weight-complex="bold"/>
    </style:style>
    <style:style style:name="MP5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4dba4" officeooo:paragraph-rsid="002ac7c5" style:font-size-asian="16pt" style:font-style-asian="italic" style:font-weight-asian="bold" style:font-size-complex="16pt" style:font-style-complex="italic" style:font-weight-complex="bold"/>
    </style:style>
    <style:style style:name="MP6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6pt" fo:font-style="italic" style:text-underline-style="solid" style:text-underline-width="auto" style:text-underline-color="font-color" fo:font-weight="normal" officeooo:rsid="0014dba4" officeooo:paragraph-rsid="0014dba4" style:font-size-asian="5.25pt" style:font-style-asian="italic" style:font-weight-asian="normal" style:font-size-complex="6pt" style:font-style-complex="italic" style:font-weight-complex="normal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officeooo:rsid="0014dba4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user.company_id.logo)" text:anchor-type="paragraph" svg:x="18.068cm" svg:y="-0.914cm" svg:width="6.916cm" svg:height="2.701cm" draw:z-index="0"><draw:text-box><text:p text:style-name="MP2"/></draw:text-box></draw:frame><text:text-input text:description="&lt;user.company_id&gt;">Company Name</text:text-input></text:p>
        <text:p text:style-name="MP3"><text:text-input text:description="&lt;if test=&quot;hasattr(user.company_id, 'street') and user.company_id.street&quot;&gt;">if ...</text:text-input></text:p>
        <text:p text:style-name="MP3"><text:text-input text:description="&lt;user.company_id.street&gt;">STREET</text:text-input></text:p>
        <text:p text:style-name="MP4"><text:text-input text:description="&lt;/if&gt;">/if</text:text-input></text:p>
        <text:p text:style-name="MP3"><text:text-input text:description="&lt;if test=&quot;hasattr(user.company_id, 'street2') and user.company_id.street2&quot;&gt;">if ...</text:text-input></text:p>
        <text:p text:style-name="MP3"><text:text-input text:description="&lt;user.company_id.street2&gt;">STREET2</text:text-input></text:p>
        <text:p text:style-name="MP4"><text:text-input text:description="&lt;/if&gt;">/if</text:text-input></text:p>
        <text:p text:style-name="MP5"><text:text-input text:description="&lt;gettext('Personnel Actions Report')&gt;">Personnel Actions Report</text:text-input></text:p>
        <text:p text:style-name="MP6"/>
      </style:header>
      <style:footer>
        <text:p text:style-name="MP7"><text:page-number text:select-page="current">1</text:page-number> <text:text-input text:description="&lt;gettext('of')&gt;">of</text:text-input><text:span text:style-name="MT1"> </text:span><text:span text:style-name="MT1"><text:page-count>1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Sojo</meta:initial-creator>
    <meta:creation-date>2013-09-30T09:39:52</meta:creation-date>
    <dc:date>2015-07-30T10:08:16.778654442</dc:date>
    <meta:editing-duration>PT6M18S</meta:editing-duration>
    <meta:editing-cycles>25</meta:editing-cycles>
    <meta:generator>LibreOffice/4.1.4.2$Linux_X86_64 LibreOffice_project/410m0$Build-2</meta:generator>
    <meta:document-statistic meta:table-count="1" meta:image-count="0" meta:object-count="0" meta:page-count="1" meta:paragraph-count="23" meta:word-count="42" meta:character-count="221" meta:non-whitespace-character-count="201"/>
  </office:meta>
</office:document-meta>
</file>